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c82ae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c82ae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c82ae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c82ae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c82ae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c82ae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c82ae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c82ae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c82ae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c82ae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c82ae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c82ae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c82ae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c82ae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c82ae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c82ae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c82ae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2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3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Sophía Noemí Giusseppe Sifontes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Maturín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25/2/2014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41205870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4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Amarelis Josefina Sifontes Jiménez 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12058709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oft-page-break/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1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49:47.899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2" meta:paragraph-count="15" meta:word-count="178" meta:character-count="1179" meta:non-whitespace-character-count="1010"/>
    <meta:template xlink:type="simple" xlink:actuate="onRequest" xlink:title="Normal" xlink:href=""/>
  </office:meta>
</office:document-meta>
</file>